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b34" officeooo:paragraph-rsid="001d0b34"/>
    </style:style>
    <style:style style:name="P2" style:family="paragraph" style:parent-style-name="Standard">
      <style:text-properties officeooo:rsid="001d0b34" officeooo:paragraph-rsid="001d0b34"/>
    </style:style>
    <style:style style:name="P3" style:family="paragraph" style:parent-style-name="Standard">
      <style:text-properties officeooo:rsid="001d0b34" officeooo:paragraph-rsid="001e6058"/>
    </style:style>
    <style:style style:name="P4" style:family="paragraph" style:parent-style-name="Standard">
      <style:text-properties fo:font-weight="normal" officeooo:rsid="001edc65" officeooo:paragraph-rsid="001edc65" style:font-weight-asian="normal" style:font-weight-complex="normal"/>
    </style:style>
    <style:style style:name="T1" style:family="text">
      <style:text-properties fo:font-variant="normal" fo:text-transform="none" fo:color="#000000" style:font-name="Times New Roman" fo:font-size="12pt" fo:letter-spacing="normal" fo:language="en" fo:country="US" fo:font-style="normal"/>
    </style:style>
    <style:style style:name="T2" style:family="text">
      <style:text-properties fo:font-variant="normal" fo:text-transform="none" fo:color="#000000" style:font-name="Times New Roman" fo:font-size="12pt" fo:letter-spacing="normal" fo:language="en" fo:country="US" fo:font-style="normal" fo:font-weight="bold"/>
    </style:style>
    <style:style style:name="T3" style:family="text">
      <style:text-properties fo:font-variant="normal" fo:text-transform="none" fo:color="#000000" style:font-name="Times New Roman" fo:font-size="12pt" fo:letter-spacing="normal" fo:language="en" fo:country="US" fo:font-style="normal" fo:font-weight="bold" officeooo:rsid="001edc65" style:font-weight-asian="bold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edc65"/>
    </style:style>
    <style:style style:name="T6" style:family="text">
      <style:text-properties fo:font-variant="normal" fo:text-transform="none" fo:color="#000000" style:font-name="Times New Roman" fo:font-size="12pt" fo:letter-spacing="normal" fo:language="en" fo:country="US" fo:font-style="normal" fo:font-weight="normal" officeooo:rsid="001edc65" style:font-weight-asian="normal" style:font-weight-complex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officeooo:rsid="001e60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2</text:p>
      <text:p text:style-name="P1">有</text:p>
      <text:p text:style-name="P1">(a)</text:p>
      <text:p text:style-name="P3"><text:span text:style-name="T8">1</text:span>.</text:p>
      <text:p text:style-name="P3"><text:span text:style-name="T2">aig</text:span><text:span text:style-name="T7"> – </text:span><text:span text:style-name="T4">Converts local functions of the nodes to AIGs.</text:span></text:p>
      <text:p text:style-name="P3"><text:span text:style-name="T2">strash</text:span><text:span text:style-name="T4"> – Transforms the current network into an AIG by one-level structural hashing, </text:span><text:span text:style-name="T5">but </text:span><text:span text:style-name="T3">aig</text:span><text:span text:style-name="T6"> is not.</text:span></text:p>
      <text:p text:style-name="P3"><text:span text:style-name="T4"/></text:p>
      <text:p text:style-name="P4"><text:span text:style-name="T1">strash。</text:span></text:p>
      <text:p text:style-name="P3"><text:span text:style-name="T4"/></text:p>
      <text:p text:style-name="P1"><text:span text:style-name="T8">2</text:span>.</text:p>
      <text:p text:style-name="P1"><text:span text:style-name="T2">bdd</text:span><text:span text:style-name="T7"> – </text:span><text:span text:style-name="T4">Converts local functions of the nodes to BDDs.</text:span></text:p>
      <text:p text:style-name="P1"><text:span text:style-name="T2">collapse</text:span><text:span text:style-name="T4"> – Collapsing is performed by building global functions using BDDs and is, therefore, limited to relatively small circuits. </text:span><text:span text:style-name="T5">But </text:span><text:span text:style-name="T3">bdd</text:span><text:span text:style-name="T6"> only convert nodes to BDDs.</text:span></text:p>
      <text:p text:style-name="P1"><text:span text:style-name="T4"/></text:p>
      <text:p text:style-name="P1">(b)</text:p>
      <text:p text:style-name="P1">read input.blif</text:p>
      <text:p text:style-name="P1">collapse</text:p>
      <text:p text:style-name="P1">write_pla output.pl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yo </meta:initial-creator>
    <meta:creation-date>2017-10-14T10:04:32.262248589</meta:creation-date>
    <dc:date>2017-10-15T17:49:00.665754732</dc:date>
    <dc:creator>yoyo </dc:creator>
    <meta:editing-duration>PT13M48S</meta:editing-duration>
    <meta:editing-cycles>4</meta:editing-cycles>
    <meta:generator>LibreOffice/4.4.3.2$Linux_X86_64 LibreOffice_project/40m0$Build-2</meta:generator>
    <meta:document-statistic meta:table-count="0" meta:image-count="0" meta:object-count="0" meta:page-count="1" meta:paragraph-count="14" meta:word-count="72" meta:character-count="434" meta:non-whitespace-character-count="373"/>
  </office:meta>
</office:document-meta>
</file>